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17.498cm" fo:margin-left="0cm" fo:margin-right="0.004cm" table:align="margins"/>
    </style:style>
    <style:style style:name="Таблица4.A" style:family="table-column">
      <style:table-column-properties style:column-width="17.498cm" style:rel-column-width="65535*"/>
    </style:style>
    <style:style style:name="Таблица4.A1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Таблица4.A2" style:family="table-cell">
      <style:table-cell-properties fo:background-color="transparent" fo:padding-left="0cm" fo:padding-right="0cm" fo:padding-top="0.101cm" fo:padding-bottom="0.101cm" fo:border-left="none" fo:border-right="none" fo:border-top="none" fo:border-bottom="0.018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b3b3b3" style:font-name="Arial" fo:font-size="8pt" fo:language="en" fo:country="US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Arial" fo:font-size="5pt" style:font-size-asian="5pt" style:font-size-complex="5pt"/>
    </style:style>
    <style:style style:name="P4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cm" fo:margin-bottom="0cm" fo:line-height="100%" fo:text-align="center" style:justify-single-word="false"/>
      <style:text-properties fo:color="#b3b3b3" style:font-name="Arial" fo:font-size="8pt" fo:language="ru" fo:country="RU" style:font-size-asian="8pt" style:font-size-complex="8pt"/>
    </style:style>
    <style:style style:name="P7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etter-spacing="normal" fo:language="en" fo:country="US" fo:font-weight="normal" fo:background-color="transparent" style:font-size-asian="18pt" style:font-weight-asian="normal" style:font-size-complex="18pt" style:font-weight-complex="normal" style:text-scale="200%"/>
    </style:style>
    <style:style style:name="P9" style:family="paragraph" style:parent-style-name="Table_20_Contents">
      <style:paragraph-properties fo:margin-top="0cm" fo:margin-bottom="0cm" fo:line-height="100%" fo:text-align="end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10" style:family="paragraph" style:parent-style-name="Standard">
      <style:text-properties fo:font-size="5pt" style:font-size-asian="5pt" style:font-size-complex="5pt"/>
    </style:style>
    <style:style style:name="P11" style:family="paragraph" style:parent-style-name="Standard"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line-height="200%" fo:text-align="end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line-height="200%" fo:text-align="center" style:justify-single-word="false"/>
      <style:text-properties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.199cm" fo:line-height="100%" fo:text-align="justify" style:justify-single-word="false"/>
      <style:text-properties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.199cm" fo:line-height="100%" fo:text-align="justify" style:justify-single-word="false"/>
      <style:text-properties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b3b3b3" style:text-line-through-style="none" style:font-name="Arial" fo:font-size="8pt" fo:language="en" fo:country="US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32315296" text:id="ct232315296">
          <text:insertion>
            <office:change-info>
              <dc:creator>&lt;анонимный&gt;</dc:creator>
              <dc:date>2012-12-03T20:14:00</dc:date>
            </office:change-info>
          </text:insertion>
        </text:changed-region>
        <text:changed-region xml:id="ct232315400" text:id="ct232315400">
          <text:insertion>
            <office:change-info>
              <dc:creator>&lt;анонимный&gt;</dc:creator>
              <dc:date>2012-12-04T16:55:00</dc:date>
            </office:change-info>
          </text:insertion>
        </text:changed-region>
        <text:changed-region xml:id="ct232315504" text:id="ct232315504">
          <text:insertion>
            <office:change-info>
              <dc:creator>&lt;анонимный&gt;</dc:creator>
              <dc:date>2012-11-22T15:19:00</dc:date>
            </office:change-info>
          </text:insertion>
        </text:changed-region>
        <text:changed-region xml:id="ct232315608" text:id="ct232315608">
          <text:insertion>
            <office:change-info>
              <dc:creator>&lt;анонимный&gt;</dc:creator>
              <dc:date>2012-11-22T15:18:00</dc:date>
            </office:change-info>
          </text:insertion>
        </text:changed-region>
        <text:changed-region xml:id="ct232315712" text:id="ct232315712">
          <text:insertion>
            <office:change-info>
              <dc:creator>&lt;анонимный&gt;</dc:creator>
              <dc:date>2012-11-22T15:20:00</dc:date>
            </office:change-info>
          </text:insertion>
        </text:changed-region>
        <text:changed-region xml:id="ct232315816" text:id="ct232315816">
          <text:insertion>
            <office:change-info>
              <dc:creator>&lt;анонимный&gt;</dc:creator>
              <dc:date>2012-12-03T20:09:00</dc:date>
            </office:change-info>
          </text:insertion>
        </text:changed-region>
        <text:changed-region xml:id="ct232315920" text:id="ct232315920">
          <text:format-change>
            <office:change-info>
              <dc:creator>&lt;анонимный&gt;</dc:creator>
              <dc:date>2012-12-03T20:09:00</dc:date>
            </office:change-info>
          </text:format-change>
        </text:changed-region>
        <text:changed-region xml:id="ct232316024" text:id="ct232316024">
          <text:insertion>
            <office:change-info>
              <dc:creator>&lt;анонимный&gt;</dc:creator>
              <dc:date>2012-12-03T20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3"><text:change-start text:change-id="ct232315296"/>getData('examName')<text:change-end text:change-id="ct232315296"/></text:p>
          </table:table-cell>
        </table:table-row>
        <table:table-row>
          <table:table-cell table:style-name="Таблица4.A2" office:value-type="string">
            <text:p text:style-name="P12"><text:span text:style-name="T3">Дата и время:</text:span> <text:change-start text:change-id="ct232315400"/>formatDateTime('examEndDate')<text:change-end text:change-id="ct232315400"/></text:p>
          </table:table-cell>
        </table:table-row>
      </table:table>
      <text:p text:style-name="P11"/>
      <text:p text:style-name="P14"><text:change-start text:change-id="ct232315504"/><text:span text:style-name="T2"><office:annotation><dc:creator>&lt;анонимный&gt;</dc:creator><dc:date>2012-11-22T15:19:26.99</dc:date><text:p text:style-name="P17"><text:span text:style-name="T4">do text for attribute in data['attributes']</text:span></text:p></office:annotation></text:span><text:change-end text:change-id="ct232315504"/><text:change-start text:change-id="ct232315608"/><text:span text:style-name="T2">getData('name', attribute)</text:span><text:change-end text:change-id="ct232315608"/>: <text:change-start text:change-id="ct232315712"/>getData('value', attribute)<text:change-end text:change-id="ct232315712"/></text:p>
      <text:p text:style-name="P14"/>
      <text:p text:style-name="P15">Врач <text:span text:style-name="T1">(</text:span><text:change-start text:change-id="ct232315816"/><text:span text:style-name="T1">getData('examDoctorSpecs')</text:span><text:change-end text:change-id="ct232315816"/><text:span text:style-name="T1">)</text:span><text:change-start text:change-id="ct232315920"/><text:span text:style-name="T1">:</text:span><text:change-end text:change-id="ct232315920"/> _______________ / <text:change-start text:change-id="ct232316024"/><text:span text:style-name="T1">getData('examDoctorName')</text:span><text:change-end text:change-id="ct2323160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Mangal1" svg:font-family="Manga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style:width="17.501cm" table:align="margins"/>
    </style:style>
    <style:style style:name="Таблица2.A" style:family="table-column">
      <style:table-column-properties style:column-width="3.501cm" style:rel-column-width="13110*"/>
    </style:style>
    <style:style style:name="Таблица2.B" style:family="table-column">
      <style:table-column-properties style:column-width="14cm" style:rel-column-width="52425*"/>
    </style:style>
    <style:style style:name="Таблица2.A1" style:family="table-cell">
      <style:table-cell-properties fo:padding="0.097cm" fo:border="none"/>
    </style:style>
    <style:style style:name="Таблица2.A2" style:family="table-cell">
      <style:table-cell-properties fo:padding="0.097cm" fo:border-left="none" fo:border-right="none" fo:border-top="none" fo:border-bottom="0.002cm solid #000000"/>
    </style:style>
    <style:style style:name="Таблица3" style:family="table">
      <style:table-properties style:width="17.992cm" table:align="left" style:writing-mode="lr-tb"/>
    </style:style>
    <style:style style:name="Таблица3.A" style:family="table-column">
      <style:table-column-properties style:column-width="6.996cm"/>
    </style:style>
    <style:style style:name="Таблица3.B" style:family="table-column">
      <style:table-column-properties style:column-width="4.034cm"/>
    </style:style>
    <style:style style:name="Таблица3.C" style:family="table-column">
      <style:table-column-properties style:column-width="6.962cm"/>
    </style:style>
    <style:style style:name="Таблица3.1" style:family="table-row">
      <style:table-row-properties style:min-row-height="0.203cm"/>
    </style:style>
    <style:style style:name="Таблица3.A1" style:family="table-cell">
      <style:table-cell-properties fo:padding="0.097cm" fo:border-left="none" fo:border-right="none" fo:border-top="0.002cm solid #000000" fo:border-bottom="none"/>
    </style:style>
    <style:style style:name="Таблица3.A2" style:family="table-cell">
      <style:table-cell-properties fo:padding="0cm" fo:border="none"/>
    </style:style>
    <style:style style:name="MP1" style:family="paragraph" style:parent-style-name="Table_20_Contents">
      <style:paragraph-properties fo:text-align="start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b3b3b3" style:text-line-through-style="none" style:font-name="Arial" fo:font-size="8pt" fo:language="en" fo:country="US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b3b3b3" style:font-name="Arial" fo:font-size="8pt" fo:language="en" fo:country="US" fo:font-weight="bold" style:font-size-asian="8pt" style:font-weight-asian="bold" style:font-size-complex="8pt" style:font-weight-complex="bold"/>
    </style:style>
    <style:style style:name="MP4" style:family="paragraph" style:parent-style-name="Header">
      <style:paragraph-properties fo:text-align="start" style:justify-single-word="false"/>
      <style:text-properties style:font-name="Arial" fo:font-size="5pt" style:font-size-asian="5pt" style:font-size-complex="5pt"/>
    </style:style>
    <style:style style:name="MP5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7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8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etter-spacing="normal" fo:language="en" fo:country="US" fo:font-weight="normal" fo:background-color="transparent" style:font-size-asian="18pt" style:font-weight-asian="normal" style:font-size-complex="18pt" style:font-weight-complex="normal" style:text-scale="200%"/>
    </style:style>
    <style:style style:name="MP9" style:family="paragraph" style:parent-style-name="Table_20_Contents">
      <style:paragraph-properties fo:margin-top="0cm" fo:margin-bottom="0cm" fo:line-height="100%" fo:text-align="center" style:justify-single-word="false"/>
      <style:text-properties fo:color="#b3b3b3" style:font-name="Arial" fo:font-size="8pt" fo:language="ru" fo:country="RU" style:font-size-asian="8pt" style:font-size-complex="8pt"/>
    </style:style>
    <style:style style:name="MP10" style:family="paragraph" style:parent-style-name="Table_20_Contents">
      <style:paragraph-properties fo:margin-top="0cm" fo:margin-bottom="0cm" fo:line-height="100%" fo:text-align="end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11" style:family="paragraph" style:parent-style-name="Standard">
      <style:text-properties fo:font-size="5pt" style:font-size-asian="5pt" style:font-size-complex="5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tracked-changes>
          <text:changed-region xml:id="ct232314568" text:id="ct232314568">
            <text:insertion>
              <office:change-info>
                <dc:creator>&lt;анонимный&gt;</dc:creator>
                <dc:date>2012-12-04T16:55:00</dc:date>
              </office:change-info>
            </text:insertion>
          </text:changed-region>
          <text:changed-region xml:id="ct232314776" text:id="ct232314776">
            <text:insertion>
              <office:change-info>
                <dc:creator>&lt;анонимный&gt;</dc:creator>
                <dc:date>2012-12-04T16:49:00</dc:date>
              </office:change-info>
            </text:insertion>
          </text:changed-region>
        </text:tracked-changes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MP1">Пациент:</text:p>
            </table:table-cell>
            <table:table-cell table:style-name="Таблица2.A1" office:value-type="string">
              <text:p text:style-name="MP2"><text:change-start text:change-id="ct232314568"/>getFullName('patientName')<text:change-end text:change-id="ct232314568"/></text:p>
            </table:table-cell>
          </table:table-row>
          <table:table-row>
            <table:table-cell table:style-name="Таблица2.A2" office:value-type="string">
              <text:p text:style-name="MP1">История болезни №:</text:p>
            </table:table-cell>
            <table:table-cell table:style-name="Таблица2.A2" office:value-type="string">
              <text:p text:style-name="MP3"><text:change-start text:change-id="ct232314776"/>getData('appealNumber')<text:change-end text:change-id="ct232314776"/></text:p>
            </table:table-cell>
          </table:table-row>
        </table:table>
        <text:p text:style-name="MP4"/>
      </style:header>
      <style:footer>
        <text:tracked-changes>
          <text:changed-region xml:id="ct232314880" text:id="ct232314880">
            <text:insertion>
              <office:change-info>
                <dc:creator>&lt;анонимный&gt;</dc:creator>
                <dc:date>2012-12-04T17:06:00</dc:date>
              </office:change-info>
            </text:insertion>
          </text:changed-region>
          <text:changed-region xml:id="ct232314984" text:id="ct232314984">
            <text:insertion>
              <office:change-info>
                <dc:creator>&lt;анонимный&gt;</dc:creator>
                <dc:date>2012-12-04T17:06:00</dc:date>
              </office:change-info>
            </text:insertion>
          </text:changed-region>
          <text:changed-region xml:id="ct232315088" text:id="ct232315088">
            <text:insertion>
              <office:change-info>
                <dc:creator>&lt;анонимный&gt;</dc:creator>
                <dc:date>2012-12-04T17:00:00</dc:date>
              </office:change-info>
            </text:insertion>
          </text:changed-region>
          <text:changed-region xml:id="ct232315192" text:id="ct232315192">
            <text:insertion>
              <office:change-info>
                <dc:creator>&lt;анонимный&gt;</dc:creator>
                <dc:date>2012-12-04T17:00:00</dc:date>
              </office:change-info>
            </text:insertion>
          </text:changed-region>
        </text:tracked-changes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row table:style-name="Таблица3.1">
            <table:table-cell table:style-name="Таблица3.A1" office:value-type="string">
              <text:p text:style-name="MP5">Код пациента: <text:change-start text:change-id="ct232314880"/><text:span text:style-name="MT1">getData('patientId')</text:span><text:change-end text:change-id="ct232314880"/></text:p>
            </table:table-cell>
            <table:table-cell table:style-name="Таблица3.A1" office:value-type="string">
              <text:p text:style-name="MP6"/>
            </table:table-cell>
            <table:table-cell table:style-name="Таблица3.A1" office:value-type="string">
              <text:p text:style-name="MP7">Код обращения: <text:change-start text:change-id="ct232314984"/><text:span text:style-name="MT1">getData('appealId')</text:span><text:change-end text:change-id="ct232314984"/></text:p>
            </table:table-cell>
          </table:table-row>
          <table:table-row table:style-name="Таблица3.1">
            <table:table-cell table:style-name="Таблица3.A2" office:value-type="string">
              <text:p text:style-name="MP8"><text:change-start text:change-id="ct232315088"/>getBarcode39('patientId')<text:change-end text:change-id="ct232315088"/></text:p>
            </table:table-cell>
            <table:table-cell table:style-name="Таблица3.A2" office:value-type="string">
              <text:p text:style-name="MP9">Стр. <text:page-number text:select-page="current">1</text:page-number> из <text:page-count>1</text:page-count></text:p>
            </table:table-cell>
            <table:table-cell table:style-name="Таблица3.A2" office:value-type="string">
              <text:p text:style-name="MP10"><text:change-start text:change-id="ct232315192"/>getBarcode39('appealId')<text:change-end text:change-id="ct232315192"/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7:59:37.75</meta:creation-date>
    <dc:date>2012-12-04T17:58:24.02</dc:date>
    <meta:editing-duration>PT9H33M37S</meta:editing-duration>
    <meta:editing-cycles>149</meta:editing-cycles>
    <meta:generator>OpenOffice.org/3.4.1$Win32 OpenOffice.org_project/341m1$Build-9593</meta:generator>
    <meta:document-statistic meta:table-count="3" meta:image-count="0" meta:object-count="0" meta:page-count="1" meta:paragraph-count="13" meta:word-count="33" meta:character-count="399"/>
  </office:meta>
</office:document-meta>
</file>